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table:number-columns-repeated="3"/>
          <table:table-cell office:value-type="string">
            <text:p>Lab Final</text:p>
          </table:table-cell>
          <table:table-cell table:style-name="ce12"/>
          <table:table-cell table:style-name="ce1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6" office:value-type="string">
            <text:p>INC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office:value-type="string">
            <text:p>Tristan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 style:data-style-name="N2" text:time-value="0000-00-00T16:2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06T18:13:50</dc:date>
    <dc:creator>Gregory Kapfhammer</dc:creator>
    <meta:editing-duration>P21DT19H45M38S</meta:editing-duration>
    <meta:editing-cycles>22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273" meta:object-count="0"/>
  </office:meta>
</office:document-meta>
</file>